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2.429cm" style:rel-column-width="93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1.7cm" style:rel-column-width="655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start" style:justify-single-word="false"/>
      <style:text-properties fo:font-style="italic" fo:font-weight="bold"/>
    </style:style>
    <style:style style:name="P4" style:family="paragraph" style:parent-style-name="Normal">
      <style:paragraph-properties fo:text-align="start" style:justify-single-word="false"/>
      <style:text-properties fo:font-style="italic" fo:font-weight="normal"/>
    </style:style>
    <style:style style:name="P5" style:family="paragraph" style:parent-style-name="Normal">
      <style:paragraph-properties fo:text-align="start" style:justify-single-word="false"/>
      <style:text-properties fo:font-weight="bold"/>
    </style:style>
    <style:style style:name="P6" style:family="paragraph" style:parent-style-name="Normal">
      <style:paragraph-properties fo:text-align="start" style:justify-single-word="false"/>
      <style:text-properties style:text-underline-style="solid" style:text-underline-width="auto" style:text-underline-color="font-color" fo:font-weight="normal"/>
    </style:style>
    <style:style style:name="P7" style:family="paragraph" style:parent-style-name="Normal">
      <style:paragraph-properties fo:text-align="start" style:justify-single-word="false"/>
      <style:text-properties fo:font-weight="normal"/>
    </style:style>
    <style:style style:name="P8" style:family="paragraph" style:parent-style-name="Normal">
      <style:paragraph-properties fo:text-align="start" style:justify-single-word="false"/>
      <style:text-properties fo:font-weight="normal" officeooo:rsid="001f453a" officeooo:paragraph-rsid="001f453a"/>
    </style:style>
    <style:style style:name="P9" style:family="paragraph" style:parent-style-name="Normal">
      <style:paragraph-properties fo:text-align="start" style:justify-single-word="false"/>
      <style:text-properties fo:font-weight="normal" officeooo:rsid="001f5094" officeooo:paragraph-rsid="001f5094"/>
    </style:style>
    <style:style style:name="P10" style:family="paragraph" style:parent-style-name="Normal">
      <style:paragraph-properties fo:text-align="start" style:justify-single-word="false"/>
      <style:text-properties fo:font-weight="normal" officeooo:rsid="001fcbce" officeooo:paragraph-rsid="001fcbce"/>
    </style:style>
    <style:style style:name="P11" style:family="paragraph" style:parent-style-name="Normal">
      <style:paragraph-properties fo:text-align="justify" style:justify-single-word="false"/>
      <style:text-properties style:font-name="Liberation Serif1" fo:font-size="12pt" fo:language="fr" fo:country="FR" fo:font-weight="bold" officeooo:rsid="0019ae30" officeooo:paragraph-rsid="0019ae30"/>
    </style:style>
    <style:style style:name="P12" style:family="paragraph" style:parent-style-name="Normal">
      <style:paragraph-properties fo:text-align="justify" style:justify-single-word="false"/>
      <style:text-properties style:font-name="Liberation Serif1" fo:font-size="12pt" fo:language="fr" fo:country="FR" fo:font-weight="normal" officeooo:rsid="0019ae30" officeooo:paragraph-rsid="0019ae30" style:font-weight-asian="normal" style:font-weight-complex="normal"/>
    </style:style>
    <style:style style:name="P13" style:family="paragraph" style:parent-style-name="Standard" style:list-style-name="L1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Liberation Serif1" fo:font-size="12pt" fo:language="fr" fo:country="FR" fo:font-weight="normal" officeooo:rsid="001b2bd8"/>
    </style:style>
    <style:style style:name="P14" style:family="paragraph" style:parent-style-name="Standard" style:list-style-name="L1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Liberation Serif1" fo:font-size="12pt" fo:language="fr" fo:country="FR" fo:font-weight="normal" officeooo:rsid="001bce6f" officeooo:paragraph-rsid="001bce6f"/>
    </style:style>
    <style:style style:name="P15" style:family="paragraph" style:parent-style-name="Standard" style:list-style-name="L1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Liberation Serif1" fo:font-size="12pt" fo:language="fr" fo:country="FR" fo:font-weight="normal" officeooo:rsid="001d1d36" officeooo:paragraph-rsid="001d1d36"/>
    </style:style>
    <style:style style:name="P16" style:family="paragraph" style:parent-style-name="Normal" style:list-style-name="L2">
      <style:paragraph-properties fo:text-align="start" style:justify-single-word="false"/>
      <style:text-properties fo:font-weight="normal" officeooo:rsid="001f5094" officeooo:paragraph-rsid="001f5094"/>
    </style:style>
    <style:style style:name="P17" style:family="paragraph" style:parent-style-name="Normal" style:list-style-name="L2">
      <style:paragraph-properties fo:text-align="start" style:justify-single-word="false"/>
      <style:text-properties fo:font-weight="normal" officeooo:rsid="001fcbce" officeooo:paragraph-rsid="001fcbce"/>
    </style:style>
    <style:style style:name="P18" style:family="paragraph" style:parent-style-name="Normal">
      <style:paragraph-properties fo:text-align="start" style:justify-single-word="false"/>
      <style:text-properties fo:font-weight="normal" officeooo:rsid="001fcbce" officeooo:paragraph-rsid="001fcbce"/>
    </style:style>
    <style:style style:name="P19" style:family="paragraph" style:parent-style-name="Normal">
      <style:paragraph-properties fo:text-align="start" style:justify-single-word="false"/>
      <style:text-properties fo:font-weight="normal"/>
    </style:style>
    <style:style style:name="P20" style:family="paragraph" style:parent-style-name="Normal">
      <style:paragraph-properties fo:text-align="start" style:justify-single-word="false"/>
      <style:text-properties fo:font-weight="normal" officeooo:rsid="00231ece" officeooo:paragraph-rsid="00231ece"/>
    </style:style>
    <style:style style:name="P21" style:family="paragraph" style:parent-style-name="Normal">
      <style:paragraph-properties fo:text-align="start" style:justify-single-word="false"/>
      <style:text-properties fo:font-style="italic" fo:font-weight="normal"/>
    </style:style>
    <style:style style:name="P22" style:family="paragraph" style:parent-style-name="Normal">
      <style:paragraph-properties fo:text-align="start" style:justify-single-word="false"/>
      <style:text-properties fo:font-style="italic" fo:font-weight="normal" officeooo:paragraph-rsid="00379f09"/>
    </style:style>
    <style:style style:name="P23" style:family="paragraph" style:parent-style-name="Normal">
      <style:paragraph-properties fo:text-align="start" style:justify-single-word="false"/>
      <style:text-properties fo:font-style="italic" fo:font-weight="normal" officeooo:rsid="00265302" officeooo:paragraph-rsid="00265302"/>
    </style:style>
    <style:style style:name="P24" style:family="paragraph" style:parent-style-name="Normal">
      <style:paragraph-properties fo:text-align="start" style:justify-single-word="false"/>
      <style:text-properties fo:font-style="italic" fo:font-weight="normal" officeooo:rsid="0027a543" officeooo:paragraph-rsid="0027a543"/>
    </style:style>
    <style:style style:name="P25" style:family="paragraph" style:parent-style-name="Normal">
      <style:paragraph-properties fo:text-align="start" style:justify-single-word="false"/>
      <style:text-properties fo:font-style="italic" fo:font-weight="normal" officeooo:rsid="002821ec" officeooo:paragraph-rsid="0031735a"/>
    </style:style>
    <style:style style:name="P26" style:family="paragraph" style:parent-style-name="Normal">
      <style:paragraph-properties fo:text-align="start" style:justify-single-word="false"/>
      <style:text-properties fo:font-style="italic" fo:font-weight="normal" officeooo:rsid="00295d75" officeooo:paragraph-rsid="00295d75"/>
    </style:style>
    <style:style style:name="P27" style:family="paragraph" style:parent-style-name="Normal">
      <style:paragraph-properties fo:text-align="start" style:justify-single-word="false"/>
      <style:text-properties fo:font-style="italic" fo:font-weight="normal" officeooo:rsid="00299c94" officeooo:paragraph-rsid="00299c94"/>
    </style:style>
    <style:style style:name="P28" style:family="paragraph" style:parent-style-name="Normal">
      <style:paragraph-properties fo:text-align="start" style:justify-single-word="false"/>
      <style:text-properties fo:font-style="italic" fo:font-weight="normal" officeooo:rsid="00299c94" officeooo:paragraph-rsid="002b75a5"/>
    </style:style>
    <style:style style:name="P29" style:family="paragraph" style:parent-style-name="Normal">
      <style:paragraph-properties fo:text-align="start" style:justify-single-word="false"/>
      <style:text-properties fo:font-style="italic" fo:font-weight="normal" officeooo:rsid="002b75a5" officeooo:paragraph-rsid="002b75a5"/>
    </style:style>
    <style:style style:name="P30" style:family="paragraph" style:parent-style-name="Normal">
      <style:paragraph-properties fo:text-align="start" style:justify-single-word="false"/>
      <style:text-properties fo:font-style="italic" fo:font-weight="normal" officeooo:rsid="002cb7f3" officeooo:paragraph-rsid="002cb7f3"/>
    </style:style>
    <style:style style:name="P31" style:family="paragraph" style:parent-style-name="Normal">
      <style:paragraph-properties fo:text-align="start" style:justify-single-word="false"/>
      <style:text-properties fo:font-style="italic" fo:font-weight="normal" officeooo:rsid="0031735a" officeooo:paragraph-rsid="0031735a"/>
    </style:style>
    <style:style style:name="P32" style:family="paragraph" style:parent-style-name="Normal">
      <style:paragraph-properties fo:text-align="start" style:justify-single-word="false"/>
      <style:text-properties fo:font-style="italic" fo:font-weight="normal" officeooo:rsid="0032f253" officeooo:paragraph-rsid="0032f253"/>
    </style:style>
    <style:style style:name="P33" style:family="paragraph" style:parent-style-name="Normal">
      <style:paragraph-properties fo:text-align="start" style:justify-single-word="false"/>
      <style:text-properties fo:font-style="italic" fo:font-weight="normal" officeooo:rsid="003480b2" officeooo:paragraph-rsid="003480b2"/>
    </style:style>
    <style:style style:name="P34" style:family="paragraph" style:parent-style-name="Normal">
      <style:paragraph-properties fo:text-align="start" style:justify-single-word="false"/>
      <style:text-properties fo:font-style="italic" fo:font-weight="normal" officeooo:rsid="00383278" officeooo:paragraph-rsid="00383278"/>
    </style:style>
    <style:style style:name="P35" style:family="paragraph" style:parent-style-name="Normal">
      <style:paragraph-properties fo:text-align="start" style:justify-single-word="false"/>
      <style:text-properties fo:font-style="italic" fo:font-weight="normal" officeooo:rsid="00398b1e" officeooo:paragraph-rsid="00398b1e"/>
    </style:style>
    <style:style style:name="P36" style:family="paragraph" style:parent-style-name="Normal">
      <style:paragraph-properties fo:text-align="start" style:justify-single-word="false"/>
      <style:text-properties fo:font-style="italic" fo:font-weight="normal" officeooo:rsid="00398b1e" officeooo:paragraph-rsid="003b458e"/>
    </style:style>
    <style:style style:name="P37" style:family="paragraph" style:parent-style-name="Normal">
      <style:paragraph-properties fo:text-align="start" style:justify-single-word="false"/>
      <style:text-properties fo:font-style="italic" fo:font-weight="normal" officeooo:rsid="0039d375" officeooo:paragraph-rsid="0039d375"/>
    </style:style>
    <style:style style:name="P38" style:family="paragraph" style:parent-style-name="Normal">
      <style:paragraph-properties fo:text-align="start" style:justify-single-word="false"/>
      <style:text-properties fo:font-style="italic" fo:font-weight="normal" officeooo:rsid="003b458e" officeooo:paragraph-rsid="003b458e"/>
    </style:style>
    <style:style style:name="P39" style:family="paragraph" style:parent-style-name="Normal">
      <style:paragraph-properties fo:text-align="start" style:justify-single-word="false"/>
      <style:text-properties fo:font-style="italic" fo:font-weight="normal" officeooo:rsid="003c34a5" officeooo:paragraph-rsid="003c34a5"/>
    </style:style>
    <style:style style:name="P40" style:family="paragraph" style:parent-style-name="Normal">
      <style:paragraph-properties fo:text-align="start" style:justify-single-word="false"/>
      <style:text-properties fo:font-style="italic" fo:font-weight="normal" officeooo:rsid="003cadfd" officeooo:paragraph-rsid="003cadfd"/>
    </style:style>
    <style:style style:name="P41" style:family="paragraph" style:parent-style-name="Normal">
      <style:paragraph-properties fo:text-align="start" style:justify-single-word="false"/>
      <style:text-properties fo:font-style="italic" fo:font-weight="normal" officeooo:rsid="003e1183" officeooo:paragraph-rsid="003e1183"/>
    </style:style>
    <style:style style:name="P42" style:family="paragraph" style:parent-style-name="Normal">
      <style:paragraph-properties fo:text-align="start" style:justify-single-word="false"/>
      <style:text-properties fo:font-style="italic" fo:font-weight="normal" officeooo:rsid="003fb110" officeooo:paragraph-rsid="003fb110"/>
    </style:style>
    <style:style style:name="P43" style:family="paragraph" style:parent-style-name="Normal">
      <style:paragraph-properties fo:text-align="start" style:justify-single-word="false" fo:break-before="page"/>
      <style:text-properties fo:font-style="italic" fo:font-weight="normal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1" fo:font-size="12pt" officeooo:rsid="00265302" officeooo:paragraph-rsid="00265302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1" fo:font-size="12pt" officeooo:rsid="0027a543" officeooo:paragraph-rsid="0027a543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1" fo:font-size="12pt" officeooo:rsid="003c34a5" officeooo:paragraph-rsid="003c34a5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1" fo:font-size="12pt" officeooo:rsid="003cadfd" officeooo:paragraph-rsid="003cadfd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1" fo:font-size="12pt" fo:language="fr" fo:country="FR" officeooo:rsid="003cadfd" officeooo:paragraph-rsid="003cadfd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1" fo:font-size="12pt" fo:language="fr" fo:country="FR" fo:font-style="italic" fo:font-weight="normal" officeooo:rsid="003cadfd" officeooo:paragraph-rsid="003cadfd"/>
    </style:style>
    <style:style style:name="T1" style:family="text">
      <style:text-properties fo:font-style="italic" style:text-underline-style="solid" style:text-underline-width="auto" style:text-underline-color="font-color" fo:font-weight="bold"/>
    </style:style>
    <style:style style:name="T2" style:family="text">
      <style:text-properties fo:font-style="italic" fo:font-weight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b2bd8"/>
    </style:style>
    <style:style style:name="T5" style:family="text">
      <style:text-properties officeooo:rsid="001fcbce"/>
    </style:style>
    <style:style style:name="T6" style:family="text">
      <style:text-properties officeooo:rsid="00231ece"/>
    </style:style>
    <style:style style:name="T7" style:family="text">
      <style:text-properties officeooo:rsid="00233fe6"/>
    </style:style>
    <style:style style:name="T8" style:family="text">
      <style:text-properties officeooo:rsid="00265302"/>
    </style:style>
    <style:style style:name="T9" style:family="text">
      <style:text-properties officeooo:rsid="002b380d"/>
    </style:style>
    <style:style style:name="T10" style:family="text">
      <style:text-properties officeooo:rsid="002b75a5"/>
    </style:style>
    <style:style style:name="T11" style:family="text">
      <style:text-properties officeooo:rsid="002f4d1c"/>
    </style:style>
    <style:style style:name="T12" style:family="text">
      <style:text-properties officeooo:rsid="0031735a"/>
    </style:style>
    <style:style style:name="T13" style:family="text">
      <style:text-properties officeooo:rsid="0033c200"/>
    </style:style>
    <style:style style:name="T14" style:family="text">
      <style:text-properties officeooo:rsid="0035a3a4"/>
    </style:style>
    <style:style style:name="T15" style:family="text">
      <style:text-properties officeooo:rsid="00379f09"/>
    </style:style>
    <style:style style:name="T16" style:family="text">
      <style:text-properties officeooo:rsid="00398b1e"/>
    </style:style>
    <style:style style:name="T17" style:family="text">
      <style:text-properties style:text-position="super 58%"/>
    </style:style>
    <style:style style:name="T18" style:family="text">
      <style:text-properties officeooo:rsid="0039d375"/>
    </style:style>
    <style:style style:name="T19" style:family="text">
      <style:text-properties officeooo:rsid="003b458e"/>
    </style:style>
    <style:style style:name="T20" style:family="text">
      <style:text-properties fo:language="fr" fo:country="FR" fo:font-style="italic" fo:font-weight="normal"/>
    </style:style>
    <style:style style:name="T21" style:family="text">
      <style:text-properties officeooo:rsid="003e11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PEPIN Thibaut</text:p>
        <text:p text:style-name="Normal">PAXENT Laurent</text:p>
        <text:p text:style-name="P1"/>
        <text:p text:style-name="P1">Université de Versailles - Saint Quentin</text:p>
        <text:p text:style-name="P1">“Algorithmique de Graphes”</text:p>
        <text:p text:style-name="P1">Le projet : Métro, c’est trop</text:p>
        <text:p text:style-name="P1"/>
        <text:p text:style-name="P2"/>
        <text:p text:style-name="P11">Introduction :</text:p>
        <text:p text:style-name="P11"/>
        <text:p text:style-name="P12"><text:tab/>L’objectif du projet <text:span text:style-name="T4">était</text:span> de créer un programme permettant de trouver le plus cours chemin entre deux stations du métro parisien et d’afficher sur une carte le tracé a suivre <text:span text:style-name="T4">ainsi que la durée du trajet.</text:span></text:p>
        <text:p text:style-name="P2"/>
        <text:p text:style-name="P2"/>
        <text:p text:style-name="P5">Déroulement du projet :</text:p>
        <text:p text:style-name="P5"/>
        <text:p text:style-name="P6">1) Pré-<text:span text:style-name="T4">lancement</text:span></text:p>
        <text:p text:style-name="P6"/>
        <text:list xml:id="list1404793645735989577" text:style-name="L1">
          <text:list-item>
            <text:p text:style-name="P13">La création d’un fichier contenant des informations sur les lignes de métro était indispensable , dans notre cas ce fichier - ligne_man.txt - contient une suite de gare correspondant aux gare ayant des liaisons directes et étant sur la même ligne , suivit , sur la ligne suivante , du nom de la ligne et de son terminus . Chaque ligne est présente plusieurs fois dans ce fichier , car nous avons décidé de mettre tous les sens dans lequel il était possible d’emprunter une ligne , celle ci possédant plusieurs terminus .</text:p>
            <text:p text:style-name="P14">Ce fichier a été obtenu en sélectionnant les terminus (gare qui ne possède qu’une seule liaison vers une gare ne possédant pas le même nom qu’elle) puis en suivant les liaisons a partir de ces terminus . Afin d’eviter de changer de ligne , il fallait verifier pour chaque liaison si la gare de départ et la gare d’arrivée possède le même nom , ce qui signifie un changement de ligne (ex : 190 191 180 ; saint-Lazarre → saint-Lazarre en 180s =&gt; changement de ligne).</text:p>
          </text:list-item>
          <text:list-item>
            <text:p text:style-name="P14">Pour permettre de cliquer sur la carte pour choisir les gares de départ et d’arrivée , il était nécessaire de posséder les coordonnées de chacune des gares . Un autre programme c est donc occupé d’afficher la carte et le nom d’une gare dans le terminal , il suffisait ensuite de cliquer sur la gare correspondante sur la carte et le programme enregistrait ses coordonnées puis affichait le nom de la prochaine gare.</text:p>
          </text:list-item>
          <text:list-item>
            <text:p text:style-name="P15">Un autre programme a également été créé pour permettre d’apporter des modification au fichier metro.txt ,pour permettre l’ajout de certaine gare non présente dans le fichier.</text:p>
          </text:list-item>
        </text:list>
        <text:p text:style-name="P8">2) <text:span text:style-name="T3">Lancement</text:span></text:p>
        <text:p text:style-name="P7"/>
        <text:list xml:id="list4410177033987686674" text:style-name="L2">
          <text:list-item>
            <text:p text:style-name="P16">Affichage</text:p>
          </text:list-item>
        </text:list>
        <text:p text:style-name="P9"><text:tab/><text:tab/>Dés le lancement , la carte s’affiche a l’écran en s’adaptant a la taille de celui-ci , l’utilisateur a alors la possibilité de zoomer/dézoomer et de se déplacer sur la carte , il peut egalement cliquer sur une gare pour la sélectionner un tant que gare de départ ou d’arrivé .</text:p>
        <text:p text:style-name="P9"/>
        <text:list xml:id="list164239617070543" text:continue-numbering="true" text:style-name="L2">
          <text:list-item>
            <text:p text:style-name="P16">Algo-pcc</text:p>
          </text:list-item>
        </text:list>
        <text:p text:style-name="P9"><text:tab/><text:tab/>Une fois le départ et l’arrivée trouvé , il suffit de lancer un algorithme de plus cours chemin , nous avons choisi dijkstra , avec un changement par rapport a dijkstra : chaque gare possédant plusieurs numéros (correspondant aux nombre de ligne qui y passe) , il est nécessaire de déterminer le meilleur point de départ et d’arriver , lors de nos premiers essais , la durée du parcours a pu être raccourci de 10min sur un trajet prenant <text:s/>20min auparavant , soit <text:span text:style-name="T5">une réduction de 50 % du temps de parcours !</text:span></text:p>
        <text:p text:style-name="P10"><text:soft-page-break/>L’algorithme de Dijkstra étant du one to all , déterminer la meilleure gare d’arrivé pour un point de départ est simple , ce qui n‘est pas le cas pour trouver la meilleure gare de départ : il faut rappeler Dijkstra pour chaque point de départ possible.</text:p>
        <text:p text:style-name="P10">Le chemin ainsi trouvé est stocké dans une chaîne de caractères.</text:p>
        <text:p text:style-name="P9"/>
        <text:list xml:id="list164240298630353" text:continue-numbering="true" text:style-name="L2">
          <text:list-item>
            <text:p text:style-name="P17">Repérer les lignes</text:p>
          </text:list-item>
        </text:list>
        <text:p text:style-name="P10"><text:tab/><text:tab/>A partir de la <text:span text:style-name="T6">chaîne</text:span> contenant le chemin est faite une recherche pour <text:span text:style-name="T6">déterminer</text:span> a quelle ligne appartient chacune des portions du trajet.</text:p>
        <text:p text:style-name="P20">La chaîne contenant le chemin est alors séparé en de plus petites portions qui sont stocké dans une tableau de chaîne de caractères</text:p>
        <text:list xml:id="list164240208068622" text:continue-numbering="true" text:style-name="L2">
          <text:list-header>
            <text:p text:style-name="P17"/>
          </text:list-header>
          <text:list-item>
            <text:p text:style-name="P17">Affichage</text:p>
          </text:list-item>
        </text:list>
        <text:p text:style-name="P7"><text:tab/><text:tab/><text:span text:style-name="T7">Les gares presentes dans la même case du tableau de chaines sont relié par une même couleur et chaque portions est d’une couleur différentes, le chemin a suivre est affiché sur la carte ou l’utilisateur peut effectuer les même actions que précédemment et dans le terminal.</text:span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3">Structure de données :</text:p>
        <text:p text:style-name="P4"/>
        <text:p text:style-name="P31">1)graphe</text:p>
        <text:p text:style-name="P31"/>
        <text:p text:style-name="P23">Nous avons utilisé la représentation matricielle pour le graphe dans lequel nous avons également stocké la durée du parcours .</text:p>
        <text:p text:style-name="P23"/>
        <text:p text:style-name="P23">ex :</text:p>
        <table:table table:name="Table1" table:style-name="Table1">
          <table:table-column table:style-name="Table1.A" table:number-columns-repeated="4"/>
          <table:table-row>
            <table:table-cell table:style-name="Table1.A1" office:value-type="string">
              <text:p text:style-name="P44"/>
            </table:table-cell>
            <table:table-cell table:style-name="Table1.A1" office:value-type="string">
              <text:p text:style-name="P45">i</text:p>
            </table:table-cell>
            <table:table-cell table:style-name="Table1.A1" office:value-type="string">
              <text:p text:style-name="P45">j</text:p>
            </table:table-cell>
            <table:table-cell table:style-name="Table1.D1" office:value-type="string">
              <text:p text:style-name="P45">k</text:p>
            </table:table-cell>
          </table:table-row>
          <table:table-row>
            <table:table-cell table:style-name="Table1.A2" office:value-type="string">
              <text:p text:style-name="P45">i</text:p>
            </table:table-cell>
            <table:table-cell table:style-name="Table1.A2" office:value-type="string">
              <text:p text:style-name="P45">0</text:p>
            </table:table-cell>
            <table:table-cell table:style-name="Table1.A2" office:value-type="string">
              <text:p text:style-name="P46">30</text:p>
            </table:table-cell>
            <table:table-cell table:style-name="Table1.D2" office:value-type="string">
              <text:p text:style-name="P46">50</text:p>
            </table:table-cell>
          </table:table-row>
          <table:table-row>
            <table:table-cell table:style-name="Table1.A2" office:value-type="string">
              <text:p text:style-name="P45">j</text:p>
            </table:table-cell>
            <table:table-cell table:style-name="Table1.A2" office:value-type="string">
              <text:p text:style-name="P44">0</text:p>
            </table:table-cell>
            <table:table-cell table:style-name="Table1.A2" office:value-type="string">
              <text:p text:style-name="P45">0</text:p>
            </table:table-cell>
            <table:table-cell table:style-name="Table1.D2" office:value-type="string">
              <text:p text:style-name="P46">0</text:p>
            </table:table-cell>
          </table:table-row>
          <table:table-row>
            <table:table-cell table:style-name="Table1.A2" office:value-type="string">
              <text:p text:style-name="P45">k</text:p>
            </table:table-cell>
            <table:table-cell table:style-name="Table1.A2" office:value-type="string">
              <text:p text:style-name="P46">50</text:p>
            </table:table-cell>
            <table:table-cell table:style-name="Table1.A2" office:value-type="string">
              <text:p text:style-name="P46">0</text:p>
            </table:table-cell>
            <table:table-cell table:style-name="Table1.D2" office:value-type="string">
              <text:p text:style-name="P45">0</text:p>
            </table:table-cell>
          </table:table-row>
        </table:table>
        <text:p text:style-name="P23"/>
        <text:p text:style-name="P24">Ici , la liaison i-j est a sens unique et prend 30s , les liaisons orientées sont présentes a certains endroit du métro et nous avons choisi de les représenté par un ‘A’ dans le fichier metro.txt <text:span text:style-name="T12">(A i j 30)</text:span>.</text:p>
        <text:p text:style-name="P25">La liaison k-i peut être emprunter dans les deux sens , prend 50s et est représenté par un ‘E’ dans le fichier metro.txt <text:span text:style-name="T12">(E k i 50 ou E i k 50)</text:span>.</text:p>
        <text:p text:style-name="P4"/>
        <text:p text:style-name="P31">2)le chemin</text:p>
        <text:p text:style-name="P31"/>
        <text:p text:style-name="P31">Nous avons stocké le chemin obtenu dans une chaîne de caractères pour permettre d’utiliser strcmp sur celui-ci.</text:p>
        <text:p text:style-name="P31"/>
        <text:p text:style-name="P31">3)l’affichage</text:p>
        <text:p text:style-name="P31"/>
        <text:p text:style-name="P32">Lors de l’affichage nous avons utilisé les structure fournies par la bibliothèque SDL pour stocker les images (SDL_Surface) <text:span text:style-name="T13">et pour modifier les pixels (uint_32)</text:span></text:p>
        <text:p text:style-name="P4"/>
        <text:p text:style-name="P43"/>
        <text:p text:style-name="P3">Description des fonctions complexes:</text:p>
        <text:p text:style-name="P4"/>
        <text:p text:style-name="P23">SDL_Surface* dezoom_vf(SDL_Surface *Surface,int z_lvl,int recouvrement)</text:p>
        <text:p text:style-name="P23"/>
        <text:p text:style-name="P27">La fonction dezoom_vf prend pour argument l’adresse une surface sdl dans laquelle a été chargé la carte du métro et va renvoy<text:span text:style-name="T10">er</text:span> l’adresse d’une nouvelle surface contenant la même image mais réduite . Le principe est plutôt simple , chaque pixel de la nouvelle surface représente la moyenne des couleurs d’un carré de pixel de ‘z_lvl’ de côté de l’ancienne surface , chacun des carré se recouvrant de ‘recouvrement’ pixels .</text:p>
        <text:p text:style-name="P27">La variable recouvrement n’a pas été utile pour ce projet car elle ne fait que rendre la surface dé-zoomé plus flou.</text:p>
        <text:p text:style-name="P28">Cette fonction nécessitant le plus grand temps d’exécution <text:span text:style-name="T9">du projet ,</text:span> elle n’est pas ré-effectu<text:span text:style-name="T9">é</text:span> a chaque zoom/<text:span text:style-name="T9">dé-zoom</text:span> de l’utilisateur , <text:span text:style-name="T9">cela entraînerait une latence énorme , mais tout les différents niveaux de dé-zoom sont stockés dans un tableau de surface au début de l’affichage . Chaque case du tableau contenant une surface obtenue a partir de l’image de base et d’un niveau de dé-zoom (‘z_lvl’) croissant.</text:span></text:p>
        <text:p text:style-name="P29">Cette fonction est devenue une nécessité au moment ou nous nous sommes rendu compte que l’image de base était beaucoup trop grande pour n’importe quel écran.</text:p>
        <text:p text:style-name="P23"/>
        <text:p text:style-name="P23">void deplacement_ecran(int mode, ...)</text:p>
        <text:p text:style-name="P4"/>
        <text:p text:style-name="P30">La fonction <text:s/><text:span text:style-name="T8">deplacement_ecran </text:span>est complexe pour plusieurs raison :</text:p>
        <text:p text:style-name="P30">- elle possède des arguments variable afin d’éviter de l’écrire plusieurs fois en ne changeant que peu de chose . Le but ici est de pouvoir utiliser la même fonction d’affichage au début , ou l’utilisateur peut cliquer sur les gares pour les sélectionner <text:span text:style-name="T11">(mode 1 et 2) </text:span>, et a la fin une fois le chemin obtenue , ou le chemin doit être dessiné sur la carte et ou l’utilisateur ne peut plus cliquer sur les gares <text:span text:style-name="T11">(mode 0) </text:span>.</text:p>
        <text:p text:style-name="P30">-<text:span text:style-name="T11">la surface doit être repositionné au moment du zoom/dé-zoom pour le pixel sur lequel est la souris reste le même . L’expression de la nouvelle position de la surface dépend de la position de la souris , du niveau de zoom et de l’ancienne position de la surface . Il faut également faire attention a ce que l’image ne sorte pas de la fenêtre .</text:span></text:p>
        <text:p text:style-name="P30">-<text:span text:style-name="T11">la gestion des événements est énorme et imbriqué : la gestion des événements occupe une grosse partie de cette fonction due aux différentes actions possibles et aux différent effets en fonction du ‘mode’ utilisé . De plus lors de l’appui sur le clic droit , une nouvelle série d’action différentes des précedantes est a effectuer . Par exemple bouger la souris n’a aucun effet si le clic droit n’est pas enfoncé , en revanche , s’il l’est , la surface doit alors se deplacer en suivant la souris . </text:span></text:p>
        <text:p text:style-name="P4"/>
        <text:p text:style-name="P26">char* pcc(int depart, int arrivee,int* temps)</text:p>
        <text:p text:style-name="P26"/>
        <text:p text:style-name="P33">La fonction pcc a pour but de sélectionner le meilleur point de départ possible comme expliqué précédemment et appelle donc l’algorithme de Dijkstra a plusieurs reprise et en compare les résultats . Cette fonction a pour suppositions que les gares possédant le même nom sont côte a côte dans le fichier métro.txt .</text:p>
        <text:p text:style-name="P26"/>
        <text:p text:style-name="P26">char* dijkstra(int** matrice, int depart, int arrivee,int* temps)</text:p>
        <text:p text:style-name="P4"/>
        <text:p text:style-name="P33">La fonction Dijkstra va calculer le meilleur chemin entre la gare de départ et la gare d’arrivé , et va également s<text:span text:style-name="T14">é</text:span>lectionner le meilleur point d’arrivé pour ce point de départ . Toujours en supposant que les gares ayant le même nom sont <text:s/>côte a côte .</text:p>
        <text:p text:style-name="P22"><text:span text:style-name="T15">Pour cela , la fonction a juste a comparer les noms et les temps (tableau des ditances) des gares adjacentes a la gare d’arrivé demandé initialement.</text:span></text:p>
        <text:p text:style-name="P22"><text:soft-page-break/></text:p>
        <text:p text:style-name="P23">char** reperage_chemin(char* chemin, int longueur, char** ligne, int pere, ...)</text:p>
        <text:p text:style-name="P4"/>
        <text:p text:style-name="P34">La fonction repérage chemin est la plus complexe et permet d’identifier quelle portion du chemin appartient a quelle ligne de métro . Pour cela , la fonction va utiliser strcmp , cependant , strcmp <text:span text:style-name="T16">n’est précise que dans un cas : si les deux chaînes comparées sont identique , sinon la fonction renvoi un entier plus petit ou grand que zéro si la première chaîne est plus grande/petite que la deuxième ,selon le manuel (une chaîne plus grande ou petite qu’une autre ???) </text:span>.</text:p>
        <text:p text:style-name="P35">Il a donc fallut comparer des chaînes de même taille , c est l’argument ‘longueur’.</text:p>
        <text:p text:style-name="P35">Pour commencer , la fonction va essayer de trouver la chemin dans une ligne et va donc tester avec toute les lignes toutes les <text:span text:style-name="T18">possibilités</text:span> de trouver des chaîne identique de même longueur.</text:p>
        <text:p text:style-name="P35"/>
        <text:p text:style-name="P35">Ex : <text:s text:c="5"/>chaine : 0193 0058 0042 <text:s text:c="6"/>ligne : 0273 0193 0058 0202 0304 <text:s text:c="7"/><text:span text:style-name="T19">longueur : 3</text:span></text:p>
        <text:p text:style-name="P35">1<text:span text:style-name="T17">er</text:span> étape : strcmp(«0193 0058 0042 »,«0273 0193 0058 ») != 0</text:p>
        <text:p text:style-name="P35">2éme étape : strcmp(«0193 0058 0042 »,«0193 0058 0202 ») != 0</text:p>
        <text:p text:style-name="P35">3éme étape : strcmp(«0193 0058 0042 »,«0058 0202 0304 ») != 0</text:p>
        <text:p text:style-name="P37">on passerait normalement a la ligne suivante et ainsi de suite.</text:p>
        <text:p text:style-name="P35"/>
        <text:p text:style-name="P38">Si après avoir vérifié toute les possibilités , aucune chaine identique n’a été trouvé ,la longueur de la chaine est réduite de un . Puis le même principe qu’avant recommence.</text:p>
        <text:p text:style-name="P38"/>
        <text:p text:style-name="P36">Ex : <text:s text:c="5"/>chaine : 0193 0058 0042 <text:s text:c="6"/>ligne : 0273 0193 0058 0202 0304 <text:s text:c="7"/><text:span text:style-name="T19">longueur : 2</text:span></text:p>
        <text:p text:style-name="P36">1<text:span text:style-name="T17">er</text:span> étape : strcmp(«0193 0058 »,«0273 0193 ») = 0</text:p>
        <text:p text:style-name="P36">2éme étape : strcmp(«0193 0058 »,«0193 0058 ») != 0</text:p>
        <text:p text:style-name="P36">3éme étape : strcmp(«0193 0058 »,«0058 0202 ») != 0</text:p>
        <text:p text:style-name="P36"><text:span text:style-name="T19">4</text:span>éme étape : strcmp(«0193 0058 »,«0202 <text:span text:style-name="T19">0304 </text:span>») != 0</text:p>
        <text:p text:style-name="P36"><text:span text:style-name="T19">5éme</text:span> étape : strcmp(«0058 <text:span text:style-name="T19">0042 </text:span>»,«0273 0193 ») != 0</text:p>
        <text:p text:style-name="P36"><text:span text:style-name="T19">6</text:span>éme étape : strcmp(«0058 <text:span text:style-name="T19">0042 </text:span>»,«0193 0058 ») != 0</text:p>
        <text:p text:style-name="P36"><text:span text:style-name="T19">7</text:span>éme étape : strcmp(«0058 <text:span text:style-name="T19">0042 </text:span>»,«0058 0202 ») != 0</text:p>
        <text:p text:style-name="P36"><text:span text:style-name="T19">8</text:span>éme étape : strcmp(«0058 <text:span text:style-name="T19">0042 </text:span>»,«0202 <text:span text:style-name="T19">0304 </text:span>») != 0</text:p>
        <text:p text:style-name="P36"/>
        <text:p text:style-name="P39">Une partie du chemin a été trouvé dans une ligne , cette portion du chemin est alors enlevé du chemin total et envoyé a une autre fonction qui va déterminer la première et la dernière gare de cette séquence ainsi que le nom de la ligne dans laquelle la partie du chemin a été trouvée.</text:p>
        <text:p text:style-name="P39">Dans le chaîne du chemin , on passe donc de :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47">chaîne complete</text:p>
            </table:table-cell>
          </table:table-row>
        </table:table>
        <text:p text:style-name="P41">À :</text:p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P49">Partie A</text:p>
            </table:table-cell>
            <table:table-cell table:style-name="Table3.A1" office:value-type="string">
              <text:p text:style-name="P49">\0 + partie trouvée</text:p>
            </table:table-cell>
            <table:table-cell table:style-name="Table3.C1" office:value-type="string">
              <text:p text:style-name="P49">Partie B</text:p>
            </table:table-cell>
          </table:table-row>
        </table:table>
        <text:p text:style-name="P39"/>
        <text:p text:style-name="P40">On rappelle ensuite la fonction sur les parties non traitées du chemin (ici A et B) , un ‘\0’ est ajouté au début de la partie trouvée pour indiquer la fin de la cha<text:span text:style-name="T21">î</text:span>ne A <text:s/>. Puis ainsi de suite <text:span text:style-name="T21">jusqu’à</text:span> ce que tout le chemin soit traité :</text:p>
        <table:table table:name="Table4" table:style-name="Table4">
          <table:table-column table:style-name="Table4.A" table:number-columns-repeated="7"/>
          <table:table-row>
            <table:table-cell table:style-name="Table4.A1" office:value-type="string">
              <text:p text:style-name="P49"><text:span text:style-name="T2">Partie</text:span> A</text:p>
            </table:table-cell>
            <table:table-cell table:style-name="Table4.A1" office:value-type="string">
              <text:p text:style-name="P48">\0 + <text:span text:style-name="T20">trouvée</text:span></text:p>
            </table:table-cell>
            <table:table-cell table:style-name="Table4.A1" office:value-type="string">
              <text:p text:style-name="P48"><text:span text:style-name="T20">Partie</text:span> B</text:p>
            </table:table-cell>
            <table:table-cell table:style-name="Table4.A1" office:value-type="string">
              <text:p text:style-name="P48">\0 + <text:span text:style-name="T20">trouvée</text:span></text:p>
            </table:table-cell>
            <table:table-cell table:style-name="Table4.A1" office:value-type="string">
              <text:p text:style-name="P48"><text:span text:style-name="T20">Partie</text:span> C</text:p>
            </table:table-cell>
            <table:table-cell table:style-name="Table4.A1" office:value-type="string">
              <text:p text:style-name="P48">\0 + <text:span text:style-name="T20">trouvée</text:span></text:p>
            </table:table-cell>
            <table:table-cell table:style-name="Table4.G1" office:value-type="string">
              <text:p text:style-name="P48"><text:span text:style-name="T20">Partie</text:span> D</text:p>
            </table:table-cell>
          </table:table-row>
        </table:table>
        <text:p text:style-name="P40">…</text:p>
        <table:table table:name="Table5" table:style-name="Table5">
          <table:table-column table:style-name="Table5.A" table:number-columns-repeated="10"/>
          <table:table-row>
            <table:table-cell table:style-name="Table5.A1" office:value-type="string">
              <text:p text:style-name="P49">trouvée</text:p>
            </table:table-cell>
            <table:table-cell table:style-name="Table5.A1" office:value-type="string">
              <text:p text:style-name="P49">trouvée</text:p>
            </table:table-cell>
            <table:table-cell table:style-name="Table5.A1" office:value-type="string">
              <text:p text:style-name="P49">trouvée</text:p>
            </table:table-cell>
            <table:table-cell table:style-name="Table5.A1" office:value-type="string">
              <text:p text:style-name="P49">trouvée</text:p>
            </table:table-cell>
            <table:table-cell table:style-name="Table5.A1" office:value-type="string">
              <text:p text:style-name="P50">trouvée</text:p>
            </table:table-cell>
            <table:table-cell table:style-name="Table5.A1" office:value-type="string">
              <text:p text:style-name="P50">trouvée</text:p>
            </table:table-cell>
            <table:table-cell table:style-name="Table5.A1" office:value-type="string">
              <text:p text:style-name="P50">trouvée</text:p>
            </table:table-cell>
            <table:table-cell table:style-name="Table5.A1" office:value-type="string">
              <text:p text:style-name="P50">trouvée</text:p>
            </table:table-cell>
            <table:table-cell table:style-name="Table5.A1" office:value-type="string">
              <text:p text:style-name="P50">trouvée</text:p>
            </table:table-cell>
            <table:table-cell table:style-name="Table5.J1" office:value-type="string">
              <text:p text:style-name="P50">trouvée</text:p>
            </table:table-cell>
          </table:table-row>
        </table:table>
        <text:p text:style-name="P40"/>
        <text:p text:style-name="P40"/>
        <text:p text:style-name="P42">De plus cette fonction stocke dans un tableau de chaine de caractères chacune des parties trouvées , nous avons donc fait cette fonction a arguments variable.</text:p>
        <text:p text:style-name="P42">Lorsque père vaut 1 , la fonction initialise le tableau de char** et l’indice nécessaire a l’écriture dans le tableau . Ces informations seront envoyé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fr" fo:country="F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4-20T09:47:59.853097563</meta:creation-date>
    <dc:date>2017-05-03T16:42:39.009254218</dc:date>
    <meta:editing-duration>PT2H24M55S</meta:editing-duration>
    <meta:editing-cycles>36</meta:editing-cycles>
    <meta:document-statistic meta:table-count="5" meta:image-count="0" meta:object-count="0" meta:page-count="4" meta:paragraph-count="113" meta:word-count="1930" meta:character-count="10809" meta:non-whitespace-character-count="8949"/>
  </office:meta>
</office:document-meta>
</file>